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rf-intro-compar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 off</text:p>
          </table:table-cell>
          <table:table-cell office:value-type="string" calcext:value-type="string">
            <text:p>day-first</text:p>
          </table:table-cell>
          <table:table-cell office:value-type="string" calcext:value-type="string">
            <text:p>day-2nd</text:p>
          </table:table-cell>
          <table:table-cell office:value-type="string" calcext:value-type="string">
            <text:p>day-nth2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string" calcext:value-type="string">
            <text:p>--- offset origin --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639200" calcext:value-type="float">
            <text:p>-639200</text:p>
          </table:table-cell>
          <table:table-cell office:value-type="float" office:value="-225599" calcext:value-type="float">
            <text:p>-22559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4000" calcext:value-type="float">
            <text:p>-4000</text:p>
          </table:table-cell>
          <table:table-cell office:value-type="float" office:value="-4949" calcext:value-type="float">
            <text:p>-49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800" calcext:value-type="float">
            <text:p>150800</text:p>
          </table:table-cell>
          <table:table-cell office:value-type="float" office:value="112800" calcext:value-type="float">
            <text:p>112800</text:p>
          </table:table-cell>
          <table:table-cell office:value-type="float" office:value="451200" calcext:value-type="float">
            <text:p>4512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ffset to string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820" calcext:value-type="float">
            <text:p>6820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offset to next fil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ffset to string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ems to be an offset to similar data point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599231059" calcext:value-type="float">
            <text:p>1599231059</text:p>
          </table:table-cell>
          <table:table-cell office:value-type="string" calcext:value-type="string">
            <text:p>-name part1-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92552263" calcext:value-type="float">
            <text:p>892552263</text:p>
          </table:table-cell>
          <table:table-cell office:value-type="float" office:value="942825282" calcext:value-type="float">
            <text:p>942825282</text:p>
          </table:table-cell>
          <table:table-cell office:value-type="string" calcext:value-type="string">
            <text:p>-name part2-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ame part3-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599231059" calcext:value-type="float">
            <office:annotation draw:style-name="gr1" draw:text-style-name="P2" svg:width="28.99mm" svg:height="17.99mm" svg:x="85.02mm" svg:y="70.79mm" draw:caption-point-x="-6.1mm" draw:caption-point-y="15.1mm">
              <dc:date>2020-04-13T00:00:00</dc:date>
              <text:p text:style-name="P1">start of string 2</text:p>
            </office:annotation>
            <text:p>159923105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4476" calcext:value-type="float">
            <text:p>4476</text:p>
          </table:table-cell>
          <table:table-cell office:value-type="float" office:value="1431199554" calcext:value-type="float">
            <text:p>143119955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40204" calcext:value-type="float">
            <text:p>-64020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5676" calcext:value-type="float">
            <text:p>567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1755" calcext:value-type="float">
            <text:p>151755</text:p>
          </table:table-cell>
          <table:table-cell office:value-type="float" office:value="5864" calcext:value-type="float">
            <text:p>5864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482" calcext:value-type="float">
            <text:p>2948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9:50:21.609000000</dc:date>
    <meta:editing-duration>PT27M44S</meta:editing-duration>
    <meta:editing-cycles>1</meta:editing-cycles>
    <meta:document-statistic meta:table-count="1" meta:cell-count="124" meta:object-count="0"/>
    <meta:generator>LibreOffice/6.1.3.2$Windows_X86_64 LibreOffice_project/86daf60bf00efa86ad547e59e09d6bb77c699acb</meta:generator>
  </office:meta>
</office:document-meta>
</file>